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irmala UI"/>
    </style:style>
    <style:style style:name="P2" style:family="paragraph" style:parent-style-name="Standard">
      <style:text-properties style:font-name="Nirmala UI" officeooo:paragraph-rsid="000874a8"/>
    </style:style>
    <style:style style:name="P3" style:family="paragraph" style:parent-style-name="Standard">
      <style:text-properties style:font-name="Nirmala UI" style:text-underline-style="solid" style:text-underline-width="auto" style:text-underline-color="font-color"/>
    </style:style>
    <style:style style:name="P4" style:family="paragraph" style:parent-style-name="Standard">
      <style:text-properties style:font-name="Nirmala UI"/>
    </style:style>
    <style:style style:name="P5" style:family="paragraph" style:parent-style-name="Standard">
      <style:text-properties style:font-name="Nirmala UI" fo:font-weight="bold" style:font-weight-asian="bold" style:font-weight-complex="bold"/>
    </style:style>
    <style:style style:name="P6" style:family="paragraph" style:parent-style-name="Standard">
      <style:text-properties style:font-name="Nirmala UI" fo:background-color="#00a933"/>
    </style:style>
    <style:style style:name="P7" style:family="paragraph" style:parent-style-name="Standard">
      <style:text-properties style:font-name="Nirmala UI" officeooo:rsid="000874a8" fo:background-color="#00a933"/>
    </style:style>
    <style:style style:name="P8" style:family="paragraph" style:parent-style-name="Standard">
      <style:text-properties style:font-name="Nirmala UI" fo:background-color="#b85c00"/>
    </style:style>
    <style:style style:name="P9" style:family="paragraph" style:parent-style-name="Standard">
      <style:text-properties style:font-name="Nirmala UI" officeooo:rsid="000a5a38" officeooo:paragraph-rsid="000a5a38"/>
    </style:style>
    <style:style style:name="P10" style:family="paragraph" style:parent-style-name="Standard">
      <style:text-properties style:font-name="Nirmala UI" fo:font-style="italic" style:text-underline-style="solid" style:text-underline-width="auto" style:text-underline-color="font-color" fo:font-weight="bold" officeooo:rsid="000a5a38" officeooo:paragraph-rsid="000a5a38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paragraph-rsid="000a5a38"/>
    </style:style>
    <style:style style:name="T1" style:family="text">
      <style:text-properties officeooo:rsid="000874a8"/>
    </style:style>
    <style:style style:name="T2" style:family="text">
      <style:text-properties officeooo:rsid="000874a8" fo:background-color="#ffff00" loext:char-shading-value="0"/>
    </style:style>
    <style:style style:name="T3" style:family="text">
      <style:text-properties officeooo:rsid="000874a8" fo:background-color="#a1467e" loext:char-shading-value="0"/>
    </style:style>
    <style:style style:name="T4" style:family="text">
      <style:text-properties fo:color="#000000" officeooo:rsid="000874a8" fo:background-color="#ffff00" loext:char-shading-value="0"/>
    </style:style>
    <style:style style:name="T5" style:family="text">
      <style:text-properties fo:color="#000000" fo:background-color="#00a933" loext:char-shading-value="0"/>
    </style:style>
    <style:style style:name="T6" style:family="text">
      <style:text-properties fo:color="#000000" style:font-name="Nirmala UI" officeooo:rsid="000874a8" fo:background-color="#ffff00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b85c00" loext:char-shading-value="0"/>
    </style:style>
    <style:style style:name="T10" style:family="text">
      <style:text-properties style:text-underline-style="solid" style:text-underline-width="auto" style:text-underline-color="font-color" fo:background-color="#00a933" loext:char-shading-value="0"/>
    </style:style>
    <style:style style:name="T11" style:family="text">
      <style:text-properties officeooo:rsid="000a5a38"/>
    </style:style>
    <style:style style:name="T12" style:family="text">
      <style:text-properties style:font-name="Nirmala UI"/>
    </style:style>
    <style:style style:name="T13" style:family="text">
      <style:text-properties style:font-name="Nirmala UI" officeooo:rsid="000a5a38"/>
    </style:style>
    <style:style style:name="T14" style:family="text">
      <style:text-properties style:font-name="Nirmala UI" fo:background-color="#00a933" loext:char-shading-value="0"/>
    </style:style>
    <style:style style:name="T15" style:family="text">
      <style:text-properties style:font-name="Nirmala UI" officeooo:rsid="000a5a38" fo:background-color="#ffff00" loext:char-shading-value="0"/>
    </style:style>
    <style:style style:name="T16" style:family="text">
      <style:text-properties style:font-name="Nirmala UI" officeooo:rsid="000a5a38" fo:background-color="#ffff00" loext:char-shading-value="0"/>
    </style:style>
    <style:style style:name="T17" style:family="text">
      <style:text-properties officeooo:rsid="000bb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 una herramienta de trabajo en grupo de Atlassian </text:p>
      <text:p text:style-name="P2"><text:tab/></text:p>
      <text:p text:style-name="P2"><text:tab/>El trabajo de cada proyecto se organiza en <text:span text:style-name="T2">issues</text:span>. Estos pueden ser de varios tipos: nuevos requisitos, "bugs" o errores en el código desplegado en producción, o agrupaciones de varios <text:span text:style-name="T2">issues</text:span> en uno común llamado "<text:span text:style-name="T3">history</text:span>"</text:p>
      <text:p text:style-name="P2"><text:tab/></text:p>
      <text:p text:style-name="P1"><text:tab/>El director del proyecto coordina el trabajo que hay que realizar, crea nuevos <text:span text:style-name="T2">issues</text:span>, <text:span text:style-name="T3">history</text:span>, etc.</text:p>
      <text:p text:style-name="P1"/>
      <text:p text:style-name="P1"><text:tab/>Cada <text:span text:style-name="T2">issue</text:span> se asigna a un desarrollador que se encarga de implementar la nueva funcionalidad (o corregir una existente)</text:p>
      <text:p text:style-name="P3"/>
      <text:p text:style-name="P1"><text:tab/>Cuando termina su trabajo, registra el tiempo empleado y cambia el estado del </text:p>
      <text:p text:style-name="P1"><text:span text:style-name="T2">issue</text:span>.</text:p>
      <text:p text:style-name="P1"/>
      <text:p text:style-name="P1"/>
      <text:p text:style-name="P10">PASAR</text:p>
      <text:p text:style-name="P9"/>
      <text:p text:style-name="P9"/>
      <text:p text:style-name="P9"/>
      <text:p text:style-name="P9"/>
      <text:p text:style-name="P1"><text:span text:style-name="T1"><text:tab/></text:span>En función de la forma de trabajar establecida por el director del proyecto, los <text:span text:style-name="T4">issues</text:span> se organizan en varias columnas dentro del tablero <text:span text:style-name="T7">Kanban</text:span>. En Jaraxa tenemos: Por hacer, nuevos, en desarrollo, develop, staging (preproducción) y producción</text:p>
      <text:p text:style-name="P1"/>
      <text:p text:style-name="P11"><text:tab/>Los tableros de <text:span text:style-name="T7">KANBAN</text:span> son una manera de visualizar los <text:span text:style-name="T6">issues</text:span> del <text:span text:style-name="T14">sprints</text:span> actual en la metodología <text:span text:style-name="T7">SCRUM</text:span></text:p>
      <text:p text:style-name="P5"/>
      <text:p text:style-name="P5"/>
      <text:p text:style-name="P5"/>
      <text:p text:style-name="P10">PASAR</text:p>
      <text:p text:style-name="P5"/>
      <text:p text:style-name="P5"/>
      <text:p text:style-name="P5"/>
      <text:p text:style-name="P5"/>
      <text:p text:style-name="Standard"><text:span text:style-name="T12">Dicha metodología de desarrollo software consiste en agrupar una serie de </text:span><text:span text:style-name="T16">issues</text:span><text:span text:style-name="T12"> en bloques conocidos como </text:span><text:span text:style-name="T14">sprints</text:span></text:p>
      <text:p text:style-name="P6"/>
      <text:p text:style-name="P1"><text:tab/>Cada <text:span text:style-name="T8">sprint</text:span> tiene una duración predefinida (normalmente de 1 semana o 2 como máximo) y todos los <text:span text:style-name="T2">issues</text:span> comienzan en una bolsa común llamada <text:span text:style-name="T9">backlog</text:span></text:p>
      <text:p text:style-name="P8"/>
      <text:p text:style-name="P1"><text:tab/><text:span text:style-name="T1">E</text:span>l coordinador o <text:span text:style-name="T7">"scrum master"</text:span>, define el volumen de <text:span text:style-name="T2">issue</text:span> que se añaden a cada <text:span text:style-name="T5">sprint</text:span> en función de su dificultad y de los recursos disponibles</text:p>
      <text:p text:style-name="P1"/>
      <text:p text:style-name="P1"><text:soft-page-break/><text:tab/>todo <text:span text:style-name="T2">issue</text:span> que no pueda completarse en el <text:span text:style-name="T8">sprint</text:span> actual, pasa automáticamente al <text:span text:style-name="T8">sprint</text:span> siguiente</text:p>
      <text:p text:style-name="P1"/>
      <text:p text:style-name="P1"><text:tab/>Lo recomendable es ir añadiendo al <text:span text:style-name="T8">sprint</text:span> un volumen suficiente que se pueda completar. Ni más ni menos</text:p>
      <text:p text:style-name="P1"/>
      <text:p text:style-name="P1"><text:tab/>Para ayudar a esta tarea, se estima la duración de cada <text:span text:style-name="T2">issue</text:span>. Esa estimación de horas y los recursos disponibles, nos dirán que cantidad <text:span text:style-name="T17">de ellos </text:span>podemos ir añadiendo a cada <text:span text:style-name="T8">sprint</text:span></text:p>
      <text:p text:style-name="P7"/>
      <text:p text:style-name="P1"><text:tab/>También es importante establecer las dependencias de cada <text:span text:style-name="T2">issue</text:span>, ya que lo normal es que unos dependan de otros. Esta dependencia es primordial a la hora de agruparlos en <text:span text:style-name="T10">spri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10:08:10.133000000</meta:creation-date>
    <dc:date>2020-06-01T10:42:57.865000000</dc:date>
    <meta:editing-duration>PT10M39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19" meta:word-count="314" meta:character-count="1917" meta:non-whitespace-character-count="1604"/>
  </office:meta>
</office:document-meta>
</file>